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4">
      <style:paragraph-properties fo:text-align="start"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Review</text:p>
      <text:p text:style-name="P2"/>
      <text:p text:style-name="P2">Nick Cox</text:p>
      <text:p text:style-name="P2">April 27 2012</text:p>
      <text:p text:style-name="P2"/>
      <text:p text:style-name="P2"><text:tab/>At this point all I have are a few classes and functions complete. Because of recovery time and procrastination after data loss, I'm not finished. Much of my time was spent trying to get a few different audio libraries to work, without any luck.</text:p>
      <text:list xml:id="list669618821" text:style-name="L2">
        <text:list-item>
          <text:p text:style-name="P5">ProteaAudio</text:p>
          <text:list>
            <text:list-item>
              <text:p text:style-name="P5">Uses the RtAudio library for cross-platform audio device connection.</text:p>
            </text:list-item>
            <text:list-item>
              <text:p text:style-name="P5">This one offers me the easiest control over left-right time delay and volume reduction.</text:p>
            </text:list-item>
            <text:list-item>
              <text:p text:style-name="P5">Also has built in functions to load in ogg music files, which I would prefer to use.</text:p>
            </text:list-item>
            <text:list-item>
              <text:p text:style-name="P5">Acts like it's playing sound but none comes out.</text:p>
            </text:list-item>
          </text:list>
        </text:list-item>
        <text:list-item>
          <text:p text:style-name="P5">SynthesisToolKit</text:p>
          <text:list>
            <text:list-item>
              <text:p text:style-name="P5">Also uses the RtAudio library for the backend.</text:p>
            </text:list-item>
            <text:list-item>
              <text:p text:style-name="P5">Similar to ProteaAudio, but has more features.</text:p>
            </text:list-item>
            <text:list-item>
              <text:p text:style-name="P5">Also acts like it's playing sound but nothing comes out.</text:p>
            </text:list-item>
          </text:list>
        </text:list-item>
        <text:list-item>
          <text:p text:style-name="P5">SDL_mixer</text:p>
          <text:list>
            <text:list-item>
              <text:p text:style-name="P5">Easy to load in and play sound files.</text:p>
            </text:list-item>
            <text:list-item>
              <text:p text:style-name="P5">Actually plays sound! But...</text:p>
            </text:list-item>
            <text:list-item>
              <text:p text:style-name="P5">I haven't found anything that allows me to control the time delay of the audio.</text:p>
            </text:list-item>
          </text:list>
        </text:list-item>
      </text:list>
      <text:p text:style-name="P2"/>
      <text:p text:style-name="P2">Code that I have completed :</text:p>
      <text:list xml:id="list641495907" text:style-name="L1">
        <text:list-item>
          <text:p text:style-name="P4">Interaural Time Delay (ITD) function</text:p>
          <text:list>
            <text:list-item>
              <text:p text:style-name="P4">Calculates the time delay between the two ears given the location of the sound source.</text:p>
            </text:list-item>
          </text:list>
        </text:list-item>
        <text:list-item>
          <text:p text:style-name="P4">Interaural Level Difference function</text:p>
          <text:list>
            <text:list-item>
              <text:p text:style-name="P4">Calculates the difference in volume needed between the two ears.</text:p>
            </text:list-item>
          </text:list>
        </text:list-item>
        <text:list-item>
          <text:p text:style-name="P4">Line Interpolation Class, <text:s/>to be used for moving the sound source around.</text:p>
          <text:list>
            <text:list-item>
              <text:p text:style-name="P4">Bezier motion with dynamic number of control points.</text:p>
            </text:list-item>
            <text:list-item>
              <text:p text:style-name="P4">Linear motion with dynamic number of control points.</text:p>
            </text:list-item>
          </text:list>
        </text:list-item>
        <text:list-item>
          <text:p text:style-name="P4">Lots of test code for the different audio libraries.</text:p>
        </text:list-item>
      </text:list>
      <text:p text:style-name="P2"/>
      <text:p text:style-name="P2"><text:tab/>I've found that position information can easily be encoded in the headers of some common music file types, namely mp3 and ogg. Additional parameters can be added along side the existing information such as Artist and Title. I'd like to use the following syntax:</text:p>
      <text:p text:style-name="P2"/>
      <text:list xml:id="list252854471" text:style-name="L4">
        <text:list-item>
          <text:p text:style-name="P6">“Motion=Bezier(x,y,z)(x,y,z)(x,y,z)...”</text:p>
        </text:list-item>
        <text:list-item>
          <text:p text:style-name="P6">“Motion=Linear(x,y,z)(x,y,z)...”</text:p>
        </text:list-item>
        <text:list-item>
          <text:p text:style-name="P6">“Motion=Fixed”</text:p>
        </text:list-item>
      </text:list>
      <text:p text:style-name="P2"/>
      <text:p text:style-name="P2">The creator can specify as many or few points as wanted in order to obtain the desired motion. In addition to motion, I'd like to encode multiple tracks in the file. Ogg files can have up to 255 individual tracks, so each one could hold a different sound and separate motion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meta:initial-creator>
    <meta:creation-date>2012-04-27T17:53:37</meta:creation-date>
    <dc:date>2012-04-27T21:30:31</dc:date>
    <dc:creator>nick </dc:creator>
    <meta:editing-duration>PT57M52S</meta:editing-duration>
    <meta:editing-cycles>8</meta:editing-cycles>
    <meta:generator>LibreOffice/3.3$Unix LibreOffice_project/330m19$Build-401</meta:generator>
    <meta:document-statistic meta:table-count="0" meta:image-count="0" meta:object-count="0" meta:page-count="1" meta:paragraph-count="31" meta:word-count="355" meta:character-count="2033"/>
  </office:meta>
</office:document-meta>
</file>